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8034" officeooo:paragraph-rsid="00198034"/>
    </style:style>
    <style:style style:name="P2" style:family="paragraph" style:parent-style-name="Standard">
      <style:text-properties officeooo:rsid="001a9af5" officeooo:paragraph-rsid="001a9af5"/>
    </style:style>
    <style:style style:name="P3" style:family="paragraph" style:parent-style-name="Standard">
      <style:text-properties officeooo:rsid="001a9af5" officeooo:paragraph-rsid="001b6f94"/>
    </style:style>
    <style:style style:name="P4" style:family="paragraph" style:parent-style-name="Standard">
      <style:text-properties officeooo:rsid="001b6f94" officeooo:paragraph-rsid="001b6f94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2b99" style:font-weight-asian="bold" style:font-weight-complex="bold"/>
    </style:style>
    <style:style style:name="T5" style:family="text">
      <style:text-properties fo:font-weight="bold" officeooo:rsid="001b6f94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b2b99"/>
    </style:style>
    <style:style style:name="T8" style:family="text">
      <style:text-properties officeooo:rsid="001b6f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howtogeek.com/67469/the-beginners-guide-to-shell-scripting-the-basics/" text:style-name="Internet_20_link" text:visited-style-name="Visited_20_Internet_20_Link">http://www.howtogeek.com/67469/the-beginners-guide-to-shell-scripting-the-basics/</text:a></text:p>
      <text:p text:style-name="P1"/>
      <text:p text:style-name="P1"/>
      <text:p text:style-name="P2">unix lab</text:p>
      <text:p text:style-name="P2">learnt:</text:p>
      <text:p text:style-name="P2"/>
      <text:p text:style-name="P4">/////shell script is nothing but what we write in terminal line by line wise </text:p>
      <text:p text:style-name="P2"/>
      <text:p text:style-name="P2">/////1<text:span text:style-name="T1">st</text:span> assignment</text:p>
      <text:p text:style-name="P2"/>
      <text:p text:style-name="P2">#!/bin/bash</text:p>
      <text:p text:style-name="P2"/>
      <text:p text:style-name="P2">echo "enter principal amount"</text:p>
      <text:p text:style-name="P2">read p</text:p>
      <text:p text:style-name="P2">echo "enter time"</text:p>
      <text:p text:style-name="P2">read t</text:p>
      <text:p text:style-name="P2">echo "enter rate of intrest"</text:p>
      <text:p text:style-name="P2">read r</text:p>
      <text:p text:style-name="P2"/>
      <text:p text:style-name="P2">si=`expr <text:s/>$p <text:s/>\* <text:s/>$t \* <text:s/>$r`</text:p>
      <text:p text:style-name="P2">si=`expr <text:s/>$si <text:s/>/ <text:s/>100`</text:p>
      <text:p text:style-name="P2">echo "the simple intrest is $si"</text:p>
      <text:p text:style-name="P2"/>
      <text:p text:style-name="P2">////<text:span text:style-name="T7">here if we dont use expr then ,it will take * as a command ..we get an error -&gt; * command not found</text:span></text:p>
      <text:p text:style-name="P2"/>
      <text:p text:style-name="P2">////here in the above code if we dont use <text:s/>` <text:s text:c="2"/>` <text:s/>,<text:span text:style-name="T7">but we have used </text:span><text:span text:style-name="T4">expr</text:span><text:span text:style-name="T7">, then</text:span> during the calculation part <text:span text:style-name="T7">it takes </text:span><text:span text:style-name="T4">$p</text:span><text:span text:style-name="T7"> i.e (value of p) as a </text:span><text:span text:style-name="T4">command</text:span></text:p>
      <text:p text:style-name="P3">the output will be <text:span text:style-name="T5">&lt;value of p&gt; command not found</text:span></text:p>
      <text:p text:style-name="P2"/>
      <text:p text:style-name="P4">all this is happening because we have left spaces in between $p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00:19:41.412010690</meta:creation-date>
    <dc:date>2016-08-09T00:56:56.852089900</dc:date>
    <meta:editing-duration>PT4M34S</meta:editing-duration>
    <meta:editing-cycles>1</meta:editing-cycles>
    <meta:document-statistic meta:table-count="0" meta:image-count="0" meta:object-count="0" meta:page-count="1" meta:paragraph-count="19" meta:word-count="131" meta:character-count="741" meta:non-whitespace-character-count="616"/>
    <meta:generator>LibreOffice/5.1.4.2$Linux_X86_64 LibreOffice_project/10m0$Build-2</meta:generator>
  </office:meta>
</office:document-meta>
</file>